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8pt" fo:font-weight="bold" officeooo:rsid="00113f24" officeooo:paragraph-rsid="00113f24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Ubuntu" fo:font-size="12pt" fo:font-weight="normal" officeooo:rsid="00113f24" officeooo:paragraph-rsid="00113f2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4pt" fo:font-weight="normal" officeooo:rsid="00113f24" officeooo:paragraph-rsid="00113f2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6pt" fo:font-weight="bold" officeooo:rsid="00113f24" officeooo:paragraph-rsid="00113f24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oInvalidaException</text:p>
      <text:p text:style-name="P2">herda de Exception</text:p>
      <text:p text:style-name="P2"/>
      <text:p text:style-name="P3">A classe AcaoInvalidaException é uma classe de Exceção usada para tratar casos em que um personagem do jogo tenta realizar um movimento inválido.</text:p>
      <text:p text:style-name="P3"/>
      <text:p text:style-name="P4">Sumário do Construtor</text:p>
      <text:p text:style-name="P3">- AcaoInvalidaException(String erro)</text:p>
      <text:p text:style-name="P3">Inicializa a exceção com a mensagem de erro recebida como parâme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7:42:43.721686161</meta:creation-date>
    <dc:date>2017-06-16T07:50:06.132264554</dc:date>
    <meta:editing-duration>PT7M25S</meta:editing-duration>
    <meta:editing-cycles>1</meta:editing-cycles>
    <meta:document-statistic meta:table-count="0" meta:image-count="0" meta:object-count="0" meta:page-count="1" meta:paragraph-count="6" meta:word-count="44" meta:character-count="309" meta:non-whitespace-character-count="271"/>
    <meta:generator>LibreOffice/5.2.2.2$Linux_X86_64 LibreOffice_project/20m0$Build-2</meta:generator>
  </office:meta>
</office:document-meta>
</file>